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1">
      <style:paragraph-properties fo:margin-top="0in" fo:margin-bottom="0in" loext:contextual-spacing="false" fo:text-align="justify" style:justify-single-word="false"/>
    </style:style>
    <style:style style:name="P4" style:family="paragraph" style:parent-style-name="Heading_20_1">
      <style:paragraph-properties fo:text-align="justify" style:justify-single-word="false"/>
      <style:text-properties fo:font-size="15pt" officeooo:paragraph-rsid="0018c110" style:font-size-asian="15pt" style:font-size-complex="15pt"/>
    </style:style>
    <style:style style:name="P5" style:family="paragraph" style:parent-style-name="Heading_20_2">
      <style:paragraph-properties fo:text-align="justify" style:justify-single-word="false"/>
    </style:style>
    <style:style style:name="P6" style:family="paragraph" style:parent-style-name="Heading_20_5">
      <style:paragraph-properties fo:text-align="justify" style:justify-single-word="false"/>
    </style:style>
    <style:style style:name="P7" style:family="paragraph" style:parent-style-name="First_20_paragraph">
      <style:paragraph-properties fo:text-align="justify" style:justify-single-word="false"/>
    </style:style>
    <style:style style:name="T1" style:family="text">
      <style:text-properties officeooo:rsid="0017ec3f"/>
    </style:style>
    <style:style style:name="T2" style:family="text">
      <style:text-properties officeooo:rsid="0018c110"/>
    </style:style>
    <style:style style:name="T3" style:family="text">
      <style:text-properties officeooo:rsid="001b4fcb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iclo de Charlas UTN Sustentable ODS 3 <text:span text:style-name="T3">&amp;</text:span> 4 <text:span text:style-name="T2">[Salud y Educación]</text:span></text:h>
      <text:h text:style-name="P5" text:outline-level="2">Por <text:a xlink:type="simple" xlink:href="benjaminjuarezarlt@greendrinkscba.org" text:style-name="Internet_20_link" text:visited-style-name="Visited_20_Internet_20_Link"><text:span text:style-name="Definition">Benjamín Juárez</text:span></text:a></text:h>
      <text:p text:style-name="P7">En el año <text:a xlink:type="simple" xlink:href="https://www.un.org/sustainabledevelopment/es/" text:style-name="Internet_20_link" text:visited-style-name="Visited_20_Internet_20_Link"><text:span text:style-name="Definition">2015 la ONU aprobó la Agenda 2030</text:span></text:a> para el Desarrollo Sostenible, una propuesta abarcativa que aborda 17 aspectos para el desarrollo armónico de sociedad, producción y Tierra. En el ciclo de charlas organizados conjuntamente entre UTN y Green Drinks Córdoba se están tratando estos 17 Objetivos de Desarrollo Sostenible [ODS]. ¿Qué sabemos que está pasando? En torno de los ODS <text:a xlink:type="simple" xlink:href="https://www.undp.org/content/undp/es/home/sustainable-development-goals/goal-3-good-health-and-well-being.html" text:style-name="Internet_20_link" text:visited-style-name="Visited_20_Internet_20_Link"><text:span text:style-name="Definition">3</text:span></text:a> (Salud y Bienestar) y <text:a xlink:type="simple" xlink:href="https://www.undp.org/content/undp/es/home/sustainable-development-goals/goal-4-quality-education.html" text:style-name="Internet_20_link" text:visited-style-name="Visited_20_Internet_20_Link"><text:span text:style-name="Definition">4</text:span></text:a> (Educación de Calidad) sabemos que:</text:p>
      <text:list xml:id="list7204296247846496579" text:style-name="L1">
        <text:list-item>
          <text:p text:style-name="P3">Cada 2 segundos, alguien de entre 30 y 70 años muere prematuramente por enfermedades no transmisibles: enfermedad cardiovascular o respiratoria crónica, diabetes o cáncer.</text:p>
        </text:list-item>
        <text:list-item>
          <text:p text:style-name="P3">7 millones de personas mueren cada año a causa de la exposición a finas partículas en el aire contaminado.</text:p>
        </text:list-item>
        <text:list-item>
          <text:p text:style-name="P3">El 40% de las personas en el mundo carecen de protección social.</text:p>
        </text:list-item>
        <text:list-item>
          <text:p text:style-name="P3">En los países en desarrollo, una de cada cuatro niñas no asiste a la escuela.</text:p>
        </text:list-item>
        <text:list-item>
          <text:p text:style-name="P3">A nivel mundial, 6 de cada 10 niños y adolescentes no están logrando un nivel de competencia mínima en lectura y matemáticas.</text:p>
        </text:list-item>
      </text:list>
      <text:p text:style-name="P7">¿Y las metas globales en <text:a xlink:type="simple" xlink:href="https://www.un.org/sustainabledevelopment/es/health/" text:style-name="Internet_20_link" text:visited-style-name="Visited_20_Internet_20_Link"><text:span text:style-name="Definition">salud</text:span></text:a> y <text:a xlink:type="simple" xlink:href="https://www.un.org/sustainabledevelopment/es/education/" text:style-name="Internet_20_link" text:visited-style-name="Visited_20_Internet_20_Link"><text:span text:style-name="Definition">educación</text:span></text:a> ante este panorama? Son varios puntos, pero se puede destacar por ejemplo la expectativa de "Para 2020, reducir a la mitad el número de muertes y lesiones causadas por accidentes de tráfico en el mundo", y "Reforzar la capacidad de todos los países, en particular los países en desarrollo, en materia de alerta temprana, reducción de riesgos y gestión de los riesgos para la salud nacional y mundial"; "a 2030, aumentar considerablemente el número de jóvenes y adultos que tienen las competencias necesarias, en particular técnicas y profesionales, para acceder al empleo, el trabajo decente y el emprendimiento".</text:p>
      <text:p text:style-name="P2">Sobre estos temas y más se va a estar hablando en este jornada del ciclo UTN + Green Drinks Córdoba.</text:p>
      <text:h text:style-name="P6" text:outline-level="5">Nos vemos en la Universidad Tecnológica Nacional FRC, Maestro Marcelo Lopez 2311, este jueves 23 de mayo de 2019 en el horario entre 18:00 – 20:30, Córdoba. Inscripciones en <text:a xlink:type="simple" xlink:href="Utnsustentable2.eventbrite.com" text:style-name="Internet_20_link" text:visited-style-name="Visited_20_Internet_20_Link"><text:span text:style-name="Definition">eventbrite</text:span></text:a>.</text:h>
      <text:p text:style-name="P7">Por consultas: <text:a xlink:type="simple" xlink:href="info@greendrinkscba.org" text:style-name="Internet_20_link" text:visited-style-name="Visited_20_Internet_20_Link"><text:span text:style-name="Definition">info@greendrinkscba.org</text:span></text:a> . Tel.: 351-5458657</text:p>
      <text:p text:style-name="P2"><text:span text:style-name="T1">¡</text:span>Los esperamo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9-05-20T01:20:39.832504361</dc:date>
    <meta:editing-duration>PT1M56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1" meta:paragraph-count="14" meta:word-count="350" meta:character-count="2093" meta:non-whitespace-character-count="1760"/>
  </office:meta>
</office:document-meta>
</file>